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2.9134in"/>
    </style:style>
    <style:style style:name="co3" style:family="table-column">
      <style:table-column-properties fo:break-before="auto" style:column-width="1.5929in"/>
    </style:style>
    <style:style style:name="co4" style:family="table-column">
      <style:table-column-properties fo:break-before="auto" style:column-width="0.9272in"/>
    </style:style>
    <style:style style:name="co5" style:family="table-column">
      <style:table-column-properties fo:break-before="auto" style:column-width="1.7457in"/>
    </style:style>
    <style:style style:name="co6" style:family="table-column">
      <style:table-column-properties fo:break-before="auto" style:column-width="1.3638in"/>
    </style:style>
    <style:style style:name="co7" style:family="table-column">
      <style:table-column-properties fo:break-before="auto" style:column-width="1.528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492in"/>
    </style:style>
    <style:style style:name="co10" style:family="table-column">
      <style:table-column-properties fo:break-before="auto" style:column-width="1.4402in"/>
    </style:style>
    <style:style style:name="co11" style:family="table-column">
      <style:table-column-properties fo:break-before="auto" style:column-width="1.5055in"/>
    </style:style>
    <style:style style:name="co12" style:family="table-column">
      <style:table-column-properties fo:break-before="auto" style:column-width="1.9862in"/>
    </style:style>
    <style:style style:name="co13" style:family="table-column">
      <style:table-column-properties fo:break-before="auto" style:column-width="0.8291in"/>
    </style:style>
    <style:style style:name="co14" style:family="table-column">
      <style:table-column-properties fo:break-before="auto" style:column-width="1.2661in"/>
    </style:style>
    <style:style style:name="co15" style:family="table-column">
      <style:table-column-properties fo:break-before="auto" style:column-width="5.8272in"/>
    </style:style>
    <style:style style:name="co16" style:family="table-column">
      <style:table-column-properties fo:break-before="auto" style:column-width="0.7417in"/>
    </style:style>
    <style:style style:name="co17" style:family="table-column">
      <style:table-column-properties fo:break-before="auto" style:column-width="0.8508in"/>
    </style:style>
    <style:style style:name="co18" style:family="table-column">
      <style:table-column-properties fo:break-before="auto" style:column-width="0.8839in"/>
    </style:style>
    <style:style style:name="co19" style:family="table-column">
      <style:table-column-properties fo:break-before="auto" style:column-width="1.0472in"/>
    </style:style>
    <style:style style:name="co20" style:family="table-column">
      <style:table-column-properties fo:break-before="auto" style:column-width="0.8402in"/>
    </style:style>
    <style:style style:name="co21" style:family="table-column">
      <style:table-column-properties fo:break-before="auto" style:column-width="0.8181in"/>
    </style:style>
    <style:style style:name="co22" style:family="table-column">
      <style:table-column-properties fo:break-before="auto" style:column-width="1.4728in"/>
    </style:style>
    <style:style style:name="co23" style:family="table-column">
      <style:table-column-properties fo:break-before="auto" style:column-width="1.6693in"/>
    </style:style>
    <style:style style:name="co24" style:family="table-column">
      <style:table-column-properties fo:break-before="auto" style:column-width="2.0839in"/>
    </style:style>
    <style:style style:name="ro1" style:family="table-row">
      <style:table-row-properties style:row-height="1.0154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PageStyle_5f_Freight_20_Invo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" style:family="table-cell" style:parent-style-name="Default" style:data-style-name="N100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cc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cbfbcb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" style:family="table-cell" style:parent-style-name="Default">
      <style:table-cell-properties fo:background-color="transparent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reight Invoice" table:style-name="ta1" table:print-ranges="'Freight Invoice'.A2:'Freight Invoice'.AE37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5" table:number-columns-repeated="2" table:default-cell-style-name="ce8"/>
        <table:table-column table:style-name="co12" table:default-cell-style-name="ce8"/>
        <table:table-column table:style-name="co13" table:default-cell-style-name="ce19"/>
        <table:table-column table:style-name="co14" table:default-cell-style-name="ce8"/>
        <table:table-column table:style-name="co15" table:default-cell-style-name="ce27"/>
        <table:table-column table:style-name="co16" table:number-columns-repeated="3" table:default-cell-style-name="ce8"/>
        <table:table-column table:style-name="co16" table:visibility="collapse" table:default-cell-style-name="ce8"/>
        <table:table-column table:style-name="co17" table:visibility="collapse" table:default-cell-style-name="ce8"/>
        <table:table-column table:style-name="co18" table:visibility="collapse" table:default-cell-style-name="ce8"/>
        <table:table-column table:style-name="co19" table:visibility="collapse" table:number-columns-repeated="2" table:default-cell-style-name="ce8"/>
        <table:table-column table:style-name="co16" table:visibility="collapse" table:number-columns-repeated="3" table:default-cell-style-name="ce8"/>
        <table:table-column table:style-name="co20" table:visibility="collapse" table:default-cell-style-name="ce8"/>
        <table:table-column table:style-name="co21" table:visibility="collapse" table:default-cell-style-name="ce8"/>
        <table:table-column table:style-name="co16" table:visibility="collapse" table:default-cell-style-name="ce8"/>
        <table:table-column table:style-name="co22" table:default-cell-style-name="ce8"/>
        <table:table-column table:style-name="co16" table:default-cell-style-name="ce8"/>
        <table:table-column table:style-name="co17" table:default-cell-style-name="ce8"/>
        <table:table-column table:style-name="co16" table:number-columns-repeated="14" table:default-cell-style-name="ce8"/>
        <table:table-column table:style-name="co23" table:default-cell-style-name="ce8"/>
        <table:table-column table:style-name="co24" table:number-columns-repeated="207" table:default-cell-style-name="ce8"/>
        <table:table-row table:style-name="ro1">
          <table:table-cell table:style-name="ce1" office:value-type="string">
            <office:annotation draw:style-name="gr1" draw:text-style-name="P1" svg:width="4.1213in" svg:height="1.4339in" svg:x="2.7933in" svg:y="0.1028in" draw:caption-point-x="-2.7933in" draw:caption-point-y="-0.1028in">
              <dc:date>2006-01-01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48in" svg:height="1.4339in" svg:x="5.0764in" svg:y="0.1028in" draw:caption-point-x="-5.0764in" draw:caption-point-y="-0.1028in">
              <dc:date>2006-01-01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2.4791in" svg:height="1.4339in" svg:x="6.8488in" svg:y="0.1028in" draw:caption-point-x="-6.8488in" draw:caption-point-y="-0.1028in">
              <dc:date>2006-01-01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2" office:value-type="string">
            <office:annotation draw:style-name="gr1" draw:text-style-name="P1" svg:width="2.0665in" svg:height="1.4339in" svg:x="7.6638in" svg:y="0.1028in" draw:caption-point-x="-7.6638in" draw:caption-point-y="-0.1028in">
              <dc:date>2006-01-01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4" office:value-type="string">
            <office:annotation draw:style-name="gr1" draw:text-style-name="P1" svg:width="1.7961in" svg:height="1.4339in" svg:x="9.413in" svg:y="0.1028in" draw:caption-point-x="-9.413in" draw:caption-point-y="-0.1028in">
              <dc:date>2006-01-01T00:00:00</dc:date>
              <text:p text:style-name="P1"><text:span text:style-name="T1">Property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Qualifiers specialise or modify the Property Term. <text:s/>For example, when the BIE is used in another context.</text:span></text:p>
            </office:annotation>
            <text:p>Property Term Qualifier</text:p>
          </table:table-cell>
          <table:table-cell table:style-name="ce15" office:value-type="string">
            <office:annotation draw:style-name="gr1" draw:text-style-name="P1" svg:width="1.437in" svg:height="1.4339in" svg:x="10.6858in" svg:y="0.1028in" draw:caption-point-x="-10.6858in" draw:caption-point-y="-0.1028in">
              <dc:date>2006-01-01T00:00:00</dc:date>
              <text:p text:style-name="P1"><text:span text:style-name="T1">Property Term Possessive(s)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ay consist of one or more possessive nouns preceeding the mandatory noun. <text:s/>This ownership creates a meaninginful refinement of the noun to make a meaningful and recognisable business name.</text:span></text:p>
            </office:annotation>
            <text:p>Property Term Possessive Noun</text:p>
          </table:table-cell>
          <table:table-cell table:style-name="ce9" office:value-type="string">
            <office:annotation draw:style-name="gr1" draw:text-style-name="P1" svg:width="1.4362in" svg:height="1.4339in" svg:x="12.2083in" svg:y="0.1028in" draw:caption-point-x="-12.2083in" draw:caption-point-y="-0.1028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 Primary Noun</text:p>
          </table:table-cell>
          <table:table-cell table:style-name="ce9" office:value-type="string">
            <office:annotation draw:style-name="gr1" draw:text-style-name="P1" svg:width="1.4366in" svg:height="1.4339in" svg:x="13.9902in" svg:y="0.1028in" draw:caption-point-x="-13.9902in" draw:caption-point-y="-0.1028in">
              <dc:date>2006-01-01T00:00:00</dc:date>
              <text:p text:style-name="P1"><text:span text:style-name="T1">Property Term Noun.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Property Term represents the distinguishing characteristic or Property of the Object Class and shall occur naturally in the definition. </text:span></text:p>
              <text:p text:style-name="P1"><text:span text:style-name="T1">Also known as an attribute (to database designers). <text:s/>The combination of Object Class and its Property Term, should give the basic semantic meaning of the item.</text:span></text:p>
              <text:p text:style-name="P1"><text:span text:style-name="T1">The Property Term must contain at least a noun. It may also have one or more adjectives preceeding the noun to make a meaningful and recognisable business name.</text:span></text:p>
              <text:p text:style-name="P1"><text:span text:style-name="T1">In generating BIE dictionary entry and UBL default names, the Representation Term may be dropped if the Noun and RT are effectively identical.</text:span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1.4362in" svg:height="1.4339in" svg:x="15.5335in" svg:y="0.1028in" draw:caption-point-x="-15.5335in" draw:caption-point-y="-0.1028in">
              <dc:date>2006-01-01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 office:value-type="string">
            <text:p>Data Type Qualifier</text:p>
          </table:table-cell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3.4161in" svg:height="1.4339in" svg:x="20.2079in" svg:y="0.1028in" draw:caption-point-x="-20.2079in" draw:caption-point-y="-0.1028in">
              <dc:date>2006-01-01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4" office:value-type="string">
            <office:annotation draw:style-name="gr1" draw:text-style-name="P1" svg:width="3.0783in" svg:height="1.4339in" svg:x="22.426in" svg:y="0.1028in" draw:caption-point-x="-22.426in" draw:caption-point-y="-0.1028in">
              <dc:date>2006-01-01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0.7736in" svg:height="1.4339in" svg:x="23.839in" svg:y="0.1028in" draw:caption-point-x="-23.839in" draw:caption-point-y="-0.1028in">
              <dc:date>2006-01-01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2" office:value-type="string">
            <office:annotation draw:style-name="gr1" draw:text-style-name="P1" svg:width="5.1272in" svg:height="1.4339in" svg:x="24.6972in" svg:y="0.1028in" draw:caption-point-x="-24.6972in" draw:caption-point-y="-0.1028in">
              <dc:date>2006-01-01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16.2043in" svg:height="1.4339in" svg:x="26.95in" svg:y="0.1028in" draw:caption-point-x="-26.95in" draw:caption-point-y="-0.1028in">
              <dc:date>2006-01-01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5" office:value-type="string">
            <office:annotation draw:style-name="gr1" draw:text-style-name="P1" svg:width="12.5528in" svg:height="1.4339in" svg:x="32.1988in" svg:y="0.1028in" draw:caption-point-x="-32.1988in" draw:caption-point-y="-0.1028in">
              <dc:date>2006-01-01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3" office:value-type="string">
            <text:p>Examples</text:p>
          </table:table-cell>
          <table:table-cell table:style-name="ce33" office:value-type="string">
            <text:p>UN/TDED Code</text:p>
          </table:table-cell>
          <table:table-cell table:style-name="ce38" office:value-type="string">
            <text:p>Current Version</text:p>
          </table:table-cell>
          <table:table-cell table:style-name="ce45" office:value-type="string">
            <office:annotation draw:style-name="gr1" draw:text-style-name="P1" svg:width="10.0102in" svg:height="1.7827in" svg:x="34.7744in" svg:y="0.0157in" draw:caption-point-x="-34.7744in" draw:caption-point-y="-0.0157in">
              <dc:date>2006-01-01T00:00:00</dc:date>
              <text:p text:style-name="P1"><text:span text:style-name="T2">Analyst Notes:</text:span></text:p>
              <text:p text:style-name="P1"><text:span text:style-name="T2">This is a list of comments, queries and notes made as the work is done.</text:span></text:p>
              <text:p text:style-name="P1"><text:span text:style-name="T2">It is not part of the normative schemas</text:span></text:p>
            </office:annotation>
            <text:p>Analyst Notes</text:p>
          </table:table-cell>
          <table:table-cell table:style-name="ce45" office:value-type="string">
            <office:annotation draw:style-name="gr1" draw:text-style-name="P1" svg:width="9.1736in" svg:height="1.7827in" svg:x="35.622in" svg:y="0.0157in" draw:caption-point-x="-35.622in" draw:caption-point-y="-0.0157in">
              <dc:date>2006-01-01T00:00:00</dc:date>
              <text:p text:style-name="P1"><text:span text:style-name="T2">Core Component UID:</text:span></text:p>
              <text:p text:style-name="P1"><text:span text:style-name="T2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33" office:value-type="string">
            <text:p>Small Business Subset Account Response</text:p>
          </table:table-cell>
          <table:table-cell table:style-name="ce33" office:value-type="string">
            <text:p>Small Business Subset Catalogue</text:p>
          </table:table-cell>
          <table:table-cell table:style-name="ce33" office:value-type="string">
            <text:p>Small Business Subset Credit Note</text:p>
          </table:table-cell>
          <table:table-cell table:style-name="ce33" office:value-type="string">
            <text:p>Small Business Subset Debit Note</text:p>
          </table:table-cell>
          <table:table-cell table:style-name="ce33" office:value-type="string">
            <text:p>Small Business Subset Despatch Advice</text:p>
          </table:table-cell>
          <table:table-cell table:style-name="ce33" office:value-type="string">
            <text:p>Small Business Subset Invoice</text:p>
          </table:table-cell>
          <table:table-cell table:style-name="ce33" office:value-type="string">
            <text:p>Small Business Subset Order</text:p>
          </table:table-cell>
          <table:table-cell table:style-name="ce33" office:value-type="string">
            <text:p>Small Business Subset Order Cancellation</text:p>
          </table:table-cell>
          <table:table-cell table:style-name="ce33" office:value-type="string">
            <text:p>Small Business Subset Order Change</text:p>
          </table:table-cell>
          <table:table-cell table:style-name="ce33" office:value-type="string">
            <text:p>Small Business Subset Order Response</text:p>
          </table:table-cell>
          <table:table-cell table:style-name="ce33" office:value-type="string">
            <text:p>Small Business Subset Order Response Simple</text:p>
          </table:table-cell>
          <table:table-cell table:style-name="ce33" office:value-type="string">
            <text:p>Small Business Subset Quote</text:p>
          </table:table-cell>
          <table:table-cell table:style-name="ce33" office:value-type="string">
            <text:p>Small Business Subset Receipt Advice</text:p>
          </table:table-cell>
          <table:table-cell table:style-name="ce33" office:value-type="string">
            <text:p>Small Business Subset Remittance</text:p>
          </table:table-cell>
          <table:table-cell table:style-name="ce33" office:value-type="string">
            <text:p>Small Business Subset Request for Quotation</text:p>
          </table:table-cell>
          <table:table-cell table:style-name="ce33" office:value-type="string">
            <text:p>Small Business Subset Self Billed Invoice</text:p>
          </table:table-cell>
          <table:table-cell table:style-name="ce33" office:value-type="string">
            <text:p>Small Business Subset Self Billing Credit Note</text:p>
          </table:table-cell>
          <table:table-cell table:style-name="ce33" office:value-type="string">
            <text:p>Small Business Subset Statement of Account</text:p>
          </table:table-cell>
          <table:table-cell table:style-name="ce53" table:number-columns-repeated="114"/>
          <table:table-cell table:number-columns-repeated="92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FreightInvoice">
              <text:p>FreightInvoice</text:p>
            </table:table-cell>
            <table:table-cell table:style-name="ce2" office:value-type="string">
              <text:p>Freight Invoice. Details</text:p>
            </table:table-cell>
            <table:table-cell table:style-name="ce2"/>
            <table:table-cell table:style-name="ce2" office:value-type="string">
              <text:p>Freight Invoice</text:p>
            </table:table-cell>
            <table:table-cell table:style-name="ce2" table:number-columns-repeated="10"/>
            <table:table-cell table:style-name="ce18"/>
            <table:table-cell table:style-name="ce2" office:value-type="string">
              <text:p>ABIE</text:p>
            </table:table-cell>
            <table:table-cell table:style-name="ce25" office:value-type="string">
              <text:p>A document stating the charges incurred for the logistics service.</text:p>
            </table:table-cell>
            <table:table-cell table:style-name="ce34" table:number-columns-repeated="2"/>
            <table:table-cell table:style-name="ce39" office:value-type="string">
              <text:p>2.0</text:p>
            </table:table-cell>
            <table:table-cell table:style-name="ce46"/>
            <table:table-cell table:style-name="ce18"/>
            <table:table-cell table:style-name="ce34" office:value-type="string">
              <text:p>Procurement</text:p>
            </table:table-cell>
            <table:table-cell table:style-name="ce2" table:number-columns-repeated="14"/>
            <table:table-cell table:style-name="ce34" office:value-type="string">
              <text:p>Y</text:p>
            </table:table-cell>
            <table:table-cell table:style-name="ce2" table:number-columns-repeated="12"/>
            <table:table-cell table:style-name="ce52" table:number-columns-repeated="113"/>
            <table:table-cell table:number-columns-repeated="93"/>
          </table:table-row>
        </table:table-header-rows>
        <table:table-row table:style-name="ro3">
          <table:table-cell table:style-name="ce3" table:formula="oooc:=SUBSTITUTE(SUBSTITUTE(CONCATENATE(IF([.E3]=&quot;Globally Unique&quot;;&quot;GU&quot;;[.E3]);IF([.G3]&lt;&gt;[.I3];[.H3];[.F3]);CONCATENATE(IF([.I3]=&quot;Identifier&quot;;&quot;ID&quot;;IF([.I3]=&quot;Text&quot;;&quot;&quot;;[.I3]))));&quot; &quot;;&quot;&quot;);&quot;'&quot;;&quot;&quot;)" office:value-type="string" office:string-value="ID">
            <text:p>ID</text:p>
          </table:table-cell>
          <table:table-cell table:style-name="ce3" office:value-type="string">
            <text:p>Freight Invoice. Identifier. Identifier</text:p>
          </table:table-cell>
          <table:table-cell/>
          <table:table-cell office:value-type="string">
            <text:p>Freight Invo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3]&lt;&gt;&quot;&quot;;CONCATENATE([.F3];&quot; &quot;;[.G3]);[.G3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number-columns-repeated="2"/>
          <table:table-cell office:value-type="string">
            <text:p>Invoice Number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6" office:value-type="string">
            <text:p>An identifier for the Invoice assigned by the Creditor</text:p>
          </table:table-cell>
          <table:table-cell/>
          <table:table-cell office:value-type="float" office:value="1334">
            <text:p>1334</text:p>
          </table:table-cell>
          <table:table-cell table:style-name="ce4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4"/>
          <table:table-cell/>
          <table:table-cell table:style-name="ce27" office:value-type="string">
            <text:p>Y</text:p>
          </table:table-cell>
          <table:table-cell table:style-name="ce52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4]=&quot;Globally Unique&quot;;&quot;GU&quot;;[.E4]);IF([.G4]&lt;&gt;[.I4];[.H4];[.F4]);CONCATENATE(IF([.I4]=&quot;Identifier&quot;;&quot;ID&quot;;IF([.I4]=&quot;Text&quot;;&quot;&quot;;[.I4]))));&quot; &quot;;&quot;&quot;);&quot;'&quot;;&quot;&quot;)" office:value-type="string" office:string-value="CopyIndicator">
            <text:p>CopyIndicator</text:p>
          </table:table-cell>
          <table:table-cell table:style-name="ce3" office:value-type="string">
            <text:p>Freight Invoice. Copy Indicator. Indicator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Copy</text:p>
          </table:table-cell>
          <table:table-cell office:value-type="string">
            <text:p>Indicator</text:p>
          </table:table-cell>
          <table:table-cell table:formula="oooc:=IF([.F4]&lt;&gt;&quot;&quot;;CONCATENATE([.F4];&quot; &quot;;[.G4]);[.G4])" office:value-type="string" office:string-value="Copy Indicator">
            <text:p>Copy Indicator</text:p>
          </table:table-cell>
          <table:table-cell office:value-type="string">
            <text:p>Indicator</text:p>
          </table:table-cell>
          <table:table-cell/>
          <table:table-cell table:formula="oooc:=IF([.J4]&lt;&gt;&quot;&quot;;CONCATENATE([.J4];&quot;_ &quot;;[.I4];&quot;. Type&quot;);CONCATENATE([.I4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ndicates whether a document is a copy (true) or not (false)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ade qualifer in property term possesive noun + made mandatory</text:p>
          </table:table-cell>
          <table:table-cell table:style-name="ce52" table:number-columns-repeated="4"/>
          <table:table-cell/>
          <table:table-cell table:style-name="ce27" office:value-type="string">
            <text:p>Y</text:p>
          </table:table-cell>
          <table:table-cell table:style-name="ce52" table:number-columns-repeated="125"/>
          <table:table-cell table:number-columns-repeated="93"/>
        </table:table-row>
        <table:table-row table:style-name="ro3">
          <table:table-cell table:style-name="ce3" office:value-type="string">
            <text:p>GUID</text:p>
          </table:table-cell>
          <table:table-cell table:style-name="ce3" office:value-type="string">
            <text:p>Freight Invoice. Globally Unique Identifier. Identifier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Globally Unique</text:p>
          </table:table-cell>
          <table:table-cell office:value-type="string">
            <text:p>Identifier</text:p>
          </table:table-cell>
          <table:table-cell table:formula="oooc:=IF([.F5]&lt;&gt;&quot;&quot;;CONCATENATE([.F5];&quot; &quot;;[.G5]);[.G5])" office:value-type="string" office:string-value="Globally Unique Identifier">
            <text:p>Globally Unique Identifier</text:p>
          </table:table-cell>
          <table:table-cell office:value-type="string">
            <text:p>Identifier</text:p>
          </table:table-cell>
          <table:table-cell/>
          <table:table-cell table:formula="oooc:=IF([.J5]&lt;&gt;&quot;&quot;;CONCATENATE([.J5];&quot;_ &quot;;[.I5];&quot;. Type&quot;);CONCATENATE([.I5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8" office:value-type="string">
            <text:p>A computer-generated globally unique identifier (GUID) for the Invoice instance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ade qualifer in property term possesive noun</text:p>
          </table:table-cell>
          <table:table-cell table:style-name="ce52" table:number-columns-repeated="4"/>
          <table:table-cell/>
          <table:table-cell table:style-name="ce27" office:value-type="string">
            <text:p>Y</text:p>
          </table:table-cell>
          <table:table-cell table:style-name="ce52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6]=&quot;Globally Unique&quot;;&quot;GU&quot;;[.E6]);IF([.G6]&lt;&gt;[.I6];[.H6];[.F6]);CONCATENATE(IF([.I6]=&quot;Identifier&quot;;&quot;ID&quot;;IF([.I6]=&quot;Text&quot;;&quot;&quot;;[.I6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Freight Invoice. Issue Date. Dat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6]&lt;&gt;&quot;&quot;;CONCATENATE([.F6];&quot; &quot;;[.G6]);[.G6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Date. Type">
            <text:p>Date. Type</text:p>
          </table:table-cell>
          <table:table-cell table:number-columns-repeated="2"/>
          <table:table-cell office:value-type="string">
            <text:p>Invoice Date</text:p>
          </table:table-cell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Creditor on which the Invoice was issued</text:p>
          </table:table-cell>
          <table:table-cell/>
          <table:table-cell office:value-type="float" office:value="2377">
            <text:p>2377</text:p>
          </table:table-cell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Split Date Time into Date and Time</text:p>
          </table:table-cell>
          <table:table-cell table:style-name="ce52" table:number-columns-repeated="4"/>
          <table:table-cell/>
          <table:table-cell table:style-name="ce27" office:value-type="string">
            <text:p>Y</text:p>
          </table:table-cell>
          <table:table-cell table:style-name="ce52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7]=&quot;Globally Unique&quot;;&quot;GU&quot;;[.E7]);IF([.G7]&lt;&gt;[.I7];[.H7];[.F7]);CONCATENATE(IF([.I7]=&quot;Identifier&quot;;&quot;ID&quot;;IF([.I7]=&quot;Text&quot;;&quot;&quot;;[.I7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Freight Invoice. Issue Time. Tim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7]&lt;&gt;&quot;&quot;;CONCATENATE([.F7];&quot; &quot;;[.G7]);[.G7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Creditor on which the Invoice was issued</text:p>
          </table:table-cell>
          <table:table-cell/>
          <table:table-cell office:value-type="float" office:value="2377">
            <text:p>2377</text:p>
          </table:table-cell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Split Date Time into Date and Time</text:p>
          </table:table-cell>
          <table:table-cell table:style-name="ce52" table:number-columns-repeated="4"/>
          <table:table-cell/>
          <table:table-cell table:style-name="ce27" office:value-type="string">
            <text:p>Y</text:p>
          </table:table-cell>
          <table:table-cell table:style-name="ce52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8]=&quot;Globally Unique&quot;;&quot;GU&quot;;[.E8]);IF([.G8]&lt;&gt;[.I8];[.H8];[.F8]);CONCATENATE(IF([.I8]=&quot;Identifier&quot;;&quot;ID&quot;;IF([.I8]=&quot;Text&quot;;&quot;&quot;;[.I8]))));&quot; &quot;;&quot;&quot;);&quot;'&quot;;&quot;&quot;)" office:value-type="string" office:string-value="InvoiceTypeCode">
            <text:p>InvoiceTypeCode</text:p>
          </table:table-cell>
          <table:table-cell table:style-name="ce3" office:value-type="string">
            <text:p>Freight Invoice. Freight Invoice Type. Cod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Invoice</text:p>
          </table:table-cell>
          <table:table-cell office:value-type="string">
            <text:p>Type</text:p>
          </table:table-cell>
          <table:table-cell table:formula="oooc:=IF([.F8]&lt;&gt;&quot;&quot;;CONCATENATE([.F8];&quot; &quot;;[.G8]);[.G8])" office:value-type="string" office:string-value="Invoice Type">
            <text:p>Invoice Type</text:p>
          </table:table-cell>
          <table:table-cell office:value-type="string">
            <text:p>Code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Code specifying the type of the Invoice.</text:p>
          </table:table-cell>
          <table:table-cell/>
          <table:table-cell office:value-type="float" office:value="1027">
            <text:p>1027</text:p>
          </table:table-cell>
          <table:table-cell table:style-name="ce4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4"/>
          <table:table-cell/>
          <table:table-cell table:style-name="ce27" office:value-type="string">
            <text:p>Y</text:p>
          </table:table-cell>
          <table:table-cell table:style-name="ce52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9]=&quot;Globally Unique&quot;;&quot;GU&quot;;[.E9]);IF([.G9]&lt;&gt;[.I9];[.H9];[.F9]);CONCATENATE(IF([.I9]=&quot;Identifier&quot;;&quot;ID&quot;;IF([.I9]=&quot;Text&quot;;&quot;&quot;;[.I9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Freight Invoice. Note. Text</text:p>
          </table:table-cell>
          <table:table-cell/>
          <table:table-cell office:value-type="string">
            <text:p>Freight Invo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9]&lt;&gt;&quot;&quot;;CONCATENATE([.F9];&quot; &quot;;[.G9]);[.G9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Free form text applying to the Invoice. This element may contain notes or any other similar information that is not contained explicitly in another structure.</text:p>
          </table:table-cell>
          <table:table-cell table:number-columns-repeated="2"/>
          <table:table-cell table:style-name="ce4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4"/>
          <table:table-cell/>
          <table:table-cell table:style-name="ce27" office:value-type="string">
            <text:p>Y</text:p>
          </table:table-cell>
          <table:table-cell table:style-name="ce52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10]=&quot;Globally Unique&quot;;&quot;GU&quot;;[.E10]);IF([.G10]&lt;&gt;[.I10];[.H10];[.F10]);CONCATENATE(IF([.I10]=&quot;Identifier&quot;;&quot;ID&quot;;IF([.I10]=&quot;Text&quot;;&quot;&quot;;[.I10]))));&quot; &quot;;&quot;&quot;);&quot;'&quot;;&quot;&quot;)" office:value-type="string" office:string-value="TaxPointDate">
            <text:p>TaxPointDate</text:p>
          </table:table-cell>
          <table:table-cell table:style-name="ce3" office:value-type="string">
            <text:p>Freight Invoice. Tax Point Date. Date</text:p>
          </table:table-cell>
          <table:table-cell/>
          <table:table-cell office:value-type="string">
            <text:p>Freight Invoice</text:p>
          </table:table-cell>
          <table:table-cell/>
          <table:table-cell office:value-type="string">
            <text:p>Tax Point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Tax Point Date">
            <text:p>Tax Point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ate of the Invoice used to indicate the point at which tax becomes applicable.</text:p>
          </table:table-cell>
          <table:table-cell table:number-columns-repeated="2"/>
          <table:table-cell table:style-name="ce4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4"/>
          <table:table-cell/>
          <table:table-cell table:style-name="ce27" office:value-type="string">
            <text:p>Y</text:p>
          </table:table-cell>
          <table:table-cell table:style-name="ce52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11]=&quot;Globally Unique&quot;;&quot;GU&quot;;[.E11]);IF([.G11]&lt;&gt;[.I11];[.H11];[.F11]);CONCATENATE(IF([.I11]=&quot;Identifier&quot;;&quot;ID&quot;;IF([.I11]=&quot;Text&quot;;&quot;&quot;;[.I11]))));&quot; &quot;;&quot;&quot;);&quot;'&quot;;&quot;&quot;)" office:value-type="string" office:string-value="TransactionCurrencyCode">
            <text:p>TransactionCurrencyCode</text:p>
          </table:table-cell>
          <table:table-cell table:style-name="ce3" office:value-type="string">
            <text:p>Freight Invoice. Transaction_ Currency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Transaction</text:p>
          </table:table-cell>
          <table:table-cell/>
          <table:table-cell office:value-type="string">
            <text:p>Currency</text:p>
          </table:table-cell>
          <table:table-cell table:formula="oooc:=IF([.F11]&lt;&gt;&quot;&quot;;CONCATENATE([.F11];&quot; &quot;;[.G11]);[.G11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1]&lt;&gt;&quot;&quot;;CONCATENATE([.J11];&quot;_ &quot;;[.I11];&quot;. Type&quot;);CONCATENATE([.I11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6" office:value-type="string">
            <text:p>The default currency for the overall transaction</text:p>
          </table:table-cell>
          <table:table-cell table:number-columns-repeated="2"/>
          <table:table-cell table:style-name="ce4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4"/>
          <table:table-cell/>
          <table:table-cell table:style-name="ce27"/>
          <table:table-cell table:style-name="ce52" table:number-columns-repeated="125"/>
          <table:table-cell table:number-columns-repeated="93"/>
        </table:table-row>
        <table:table-row table:style-name="ro2">
          <table:table-cell table:style-name="ce3" table:formula="oooc:=SUBSTITUTE(SUBSTITUTE(CONCATENATE(IF([.E12]=&quot;Globally Unique&quot;;&quot;GU&quot;;[.E12]);IF([.G12]&lt;&gt;[.I12];[.H12];[.F12]);CONCATENATE(IF([.I12]=&quot;Identifier&quot;;&quot;ID&quot;;IF([.I12]=&quot;Text&quot;;&quot;&quot;;[.I12]))));&quot; &quot;;&quot;&quot;);&quot;'&quot;;&quot;&quot;)" office:value-type="string" office:string-value="DocumentCurrencyCode">
            <text:p>DocumentCurrencyCode</text:p>
          </table:table-cell>
          <table:table-cell table:style-name="ce3" office:value-type="string">
            <text:p>Freight Invoice. Document_ Currency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Document</text:p>
          </table:table-cell>
          <table:table-cell/>
          <table:table-cell office:value-type="string">
            <text:p>Currency</text:p>
          </table:table-cell>
          <table:table-cell table:formula="oooc:=IF([.F12]&lt;&gt;&quot;&quot;;CONCATENATE([.F12];&quot; &quot;;[.G12]);[.G12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currency in which the Document is presented. This may be the same currency as the pricing or as the tax.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 + made mandatory</text:p>
          </table:table-cell>
          <table:table-cell table:style-name="ce52" table:number-columns-repeated="4"/>
          <table:table-cell/>
          <table:table-cell table:style-name="ce27"/>
          <table:table-cell table:style-name="ce52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13]=&quot;Globally Unique&quot;;&quot;GU&quot;;[.E13]);IF([.G13]&lt;&gt;[.I13];[.H13];[.F13]);CONCATENATE(IF([.I13]=&quot;Identifier&quot;;&quot;ID&quot;;IF([.I13]=&quot;Text&quot;;&quot;&quot;;[.I13]))));&quot; &quot;;&quot;&quot;);&quot;'&quot;;&quot;&quot;)" office:value-type="string" office:string-value="TaxCurrencyCode">
            <text:p>TaxCurrencyCode</text:p>
          </table:table-cell>
          <table:table-cell table:style-name="ce3" office:value-type="string">
            <text:p>Freight Invoice. Tax_ Currency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Tax</text:p>
          </table:table-cell>
          <table:table-cell/>
          <table:table-cell office:value-type="string">
            <text:p>Currency</text:p>
          </table:table-cell>
          <table:table-cell table:formula="oooc:=IF([.F13]&lt;&gt;&quot;&quot;;CONCATENATE([.F13];&quot; &quot;;[.G13]);[.G13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3]&lt;&gt;&quot;&quot;;CONCATENATE([.J13];&quot;_ &quot;;[.I13];&quot;. Type&quot;);CONCATENATE([.I13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tax amounts in the Invoice</text:p>
          </table:table-cell>
          <table:table-cell table:number-columns-repeated="2"/>
          <table:table-cell table:style-name="ce40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4"/>
          <table:table-cell/>
          <table:table-cell table:style-name="ce27"/>
          <table:table-cell table:style-name="ce52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14]=&quot;Globally Unique&quot;;&quot;GU&quot;;[.E14]);IF([.G14]&lt;&gt;[.I14];[.H14];[.F14]);CONCATENATE(IF([.I14]=&quot;Identifier&quot;;&quot;ID&quot;;IF([.I14]=&quot;Text&quot;;&quot;&quot;;[.I14]))));&quot; &quot;;&quot;&quot;);&quot;'&quot;;&quot;&quot;)" office:value-type="string" office:string-value="PricingCurrencyCode">
            <text:p>PricingCurrencyCode</text:p>
          </table:table-cell>
          <table:table-cell table:style-name="ce3" office:value-type="string">
            <text:p>Freight Invoice. Pricing_ Currency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Pricing</text:p>
          </table:table-cell>
          <table:table-cell/>
          <table:table-cell office:value-type="string">
            <text:p>Currency</text:p>
          </table:table-cell>
          <table:table-cell table:formula="oooc:=IF([.F14]&lt;&gt;&quot;&quot;;CONCATENATE([.F14];&quot; &quot;;[.G14]);[.G14])" office:value-type="string" office:string-value="Currency">
            <text:p>Currency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used for prices in the Invoice</text:p>
          </table:table-cell>
          <table:table-cell table:number-columns-repeated="2"/>
          <table:table-cell table:style-name="ce4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4"/>
          <table:table-cell/>
          <table:table-cell table:style-name="ce27"/>
          <table:table-cell table:style-name="ce52" table:number-columns-repeated="125"/>
          <table:table-cell table:number-columns-repeated="93"/>
        </table:table-row>
        <table:table-row table:style-name="ro3">
          <table:table-cell table:style-name="ce3" table:formula="oooc:=SUBSTITUTE(SUBSTITUTE(CONCATENATE(IF([.E15]=&quot;Globally Unique&quot;;&quot;GU&quot;;[.E15]);IF([.G15]&lt;&gt;[.I15];[.H15];[.F15]);CONCATENATE(IF([.I15]=&quot;Identifier&quot;;&quot;ID&quot;;IF([.I15]=&quot;Text&quot;;&quot;&quot;;[.I15]))));&quot; &quot;;&quot;&quot;);&quot;'&quot;;&quot;&quot;)" office:value-type="string" office:string-value="AccountingCostCode">
            <text:p>AccountingCostCode</text:p>
          </table:table-cell>
          <table:table-cell table:style-name="ce3" office:value-type="string">
            <text:p>Freight Invoice. Accounting_ Cost Code. Code</text:p>
          </table:table-cell>
          <table:table-cell/>
          <table:table-cell office:value-type="string">
            <text:p>Freight Invoice</text:p>
          </table:table-cell>
          <table:table-cell office:value-type="string">
            <text:p>Accounting</text:p>
          </table:table-cell>
          <table:table-cell office:value-type="string">
            <text:p>Cost</text:p>
          </table:table-cell>
          <table:table-cell office:value-type="string">
            <text:p>Code</text:p>
          </table:table-cell>
          <table:table-cell table:formula="oooc:=IF([.F15]&lt;&gt;&quot;&quot;;CONCATENATE([.F15];&quot; &quot;;[.G15]);[.G15])" office:value-type="string" office:string-value="Cost Code">
            <text:p>Cost Code</text:p>
          </table:table-cell>
          <table:table-cell office:value-type="string">
            <text:p>Code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Invoice as a whole</text:p>
          </table:table-cell>
          <table:table-cell table:number-columns-repeated="2"/>
          <table:table-cell table:style-name="ce40"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52" office:value-type="string">
            <text:p>Modified definition text</text:p>
          </table:table-cell>
          <table:table-cell table:style-name="ce52" table:number-columns-repeated="4"/>
          <table:table-cell/>
          <table:table-cell table:style-name="ce27"/>
          <table:table-cell table:style-name="ce52" table:number-columns-repeated="125"/>
          <table:table-cell table:number-columns-repeated="93"/>
        </table:table-row>
        <table:table-row table:style-name="ro2">
          <table:table-cell table:style-name="ce4" table:formula="oooc:=SUBSTITUTE(SUBSTITUTE(CONCATENATE(IF([.E16]=&quot;Globally Unique&quot;;&quot;G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InvoicePeriod">
            <text:p>InvoicePeriod</text:p>
          </table:table-cell>
          <table:table-cell table:style-name="ce4" office:value-type="string">
            <text:p>Freight Invoice. Invoice_ Period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style-name="ce10" office:value-type="string">
            <text:p>Invoice</text:p>
          </table:table-cell>
          <table:table-cell table:style-name="ce10"/>
          <table:table-cell table:style-name="ce10"/>
          <table:table-cell table:style-name="ce4" table:formula="oooc:=[.M16]" office:value-type="string" office:string-value="Period">
            <text:p>Period</text:p>
          </table:table-cell>
          <table:table-cell table:style-name="ce4" table:formula="oooc:=[.M16]" office:value-type="string" office:string-value="Period">
            <text:p>Period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Period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period(s) to which the Invoice applies</text:p>
          </table:table-cell>
          <table:table-cell table:style-name="ce29" table:number-columns-repeated="2"/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5" table:formula="oooc:=SUBSTITUTE(SUBSTITUTE(CONCATENATE(IF([.E17]=&quot;Globally Unique&quot;;&quot;G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hipment">
            <text:p>Shipment</text:p>
          </table:table-cell>
          <table:table-cell table:style-name="ce5" office:value-type="string">
            <text:p>Freight Invoice. Shipment</text:p>
          </table:table-cell>
          <table:table-cell table:style-name="ce5"/>
          <table:table-cell table:style-name="ce13" office:value-type="string">
            <text:p>Freight Invoice</text:p>
          </table:table-cell>
          <table:table-cell table:number-columns-repeated="2" table:style-name="ce5"/>
          <table:table-cell table:style-name="ce5"/>
          <table:table-cell table:style-name="ce5" table:formula="oooc:=[.M17]" office:value-type="string" office:string-value="Shipment">
            <text:p>Shipment</text:p>
          </table:table-cell>
          <table:table-cell table:style-name="ce5" table:formula="oooc:=[.M17]" office:value-type="string" office:string-value="Shipment">
            <text:p>Shipment</text:p>
          </table:table-cell>
          <table:table-cell table:style-name="ce5" table:number-columns-repeated="3"/>
          <table:table-cell table:style-name="ce16" office:value-type="string">
            <text:p>Shipment</text:p>
          </table:table-cell>
          <table:table-cell table:style-name="ce5"/>
          <table:table-cell table:style-name="ce21" office:value-type="string">
            <text:p>1</text:p>
          </table:table-cell>
          <table:table-cell table:style-name="ce5" office:value-type="string">
            <text:p>ASBIE</text:p>
          </table:table-cell>
          <table:table-cell table:style-name="ce30" office:value-type="string">
            <text:p>An association to Shipment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7"/>
          <table:table-cell table:style-name="ce21"/>
          <table:table-cell table:style-name="ce5" table:number-columns-repeated="27"/>
          <table:table-cell table:style-name="ce53" table:number-columns-repeated="115"/>
          <table:table-cell table:number-columns-repeated="92"/>
        </table:table-row>
        <table:table-row table:style-name="ro2">
          <table:table-cell table:style-name="ce4" office:value-type="string">
            <text:p>OrderReference</text:p>
          </table:table-cell>
          <table:table-cell table:style-name="ce4" office:value-type="string">
            <text:p>Freight Invoice. Order Reference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style-name="ce10" table:number-columns-repeated="3"/>
          <table:table-cell table:style-name="ce4" table:formula="oooc:=[.M18]" office:value-type="string" office:string-value="Order Reference">
            <text:p>Order Reference</text:p>
          </table:table-cell>
          <table:table-cell table:style-name="ce4" table:formula="oooc:=[.M18]" office:value-type="string" office:string-value="Order Reference">
            <text:p>Order Reference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Order Referenc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an Order</text:p>
          </table:table-cell>
          <table:table-cell table:style-name="ce29" table:number-columns-repeated="2"/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 office:value-type="string">
            <text:p>Y</text:p>
          </table:table-cell>
          <table:table-cell table:style-name="ce4" table:number-columns-repeated="12"/>
          <table:table-cell table:style-name="ce52" table:number-columns-repeated="113"/>
          <table:table-cell table:number-columns-repeated="93"/>
        </table:table-row>
        <table:table-row table:style-name="ro2">
          <table:table-cell table:style-name="ce4" table:formula="oooc:=SUBSTITUTE(SUBSTITUTE(CONCATENATE(IF([.E19]=&quot;Globally Unique&quot;;&quot;G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DespatchDocumentReference">
            <text:p>DespatchDocumentReference</text:p>
          </table:table-cell>
          <table:table-cell table:style-name="ce4" office:value-type="string">
            <text:p>Freight Invoice. Despatch_ Document Reference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style-name="ce10" office:value-type="string">
            <text:p>Despatch</text:p>
          </table:table-cell>
          <table:table-cell table:style-name="ce10"/>
          <table:table-cell table:style-name="ce10"/>
          <table:table-cell table:style-name="ce4" table:formula="oooc:=[.M19]" office:value-type="string" office:string-value="Document Reference">
            <text:p>Document Reference</text:p>
          </table:table-cell>
          <table:table-cell table:style-name="ce4" table:formula="oooc:=[.M19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Document Referenc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a Despatch Advice</text:p>
          </table:table-cell>
          <table:table-cell table:style-name="ce29" table:number-columns-repeated="2"/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/>
          <table:table-cell table:style-name="ce4" table:number-columns-repeated="12"/>
          <table:table-cell table:style-name="ce52" table:number-columns-repeated="113"/>
          <table:table-cell table:number-columns-repeated="93"/>
        </table:table-row>
        <table:table-row table:style-name="ro2">
          <table:table-cell table:style-name="ce4" table:formula="oooc:=SUBSTITUTE(SUBSTITUTE(CONCATENATE(IF([.E20]=&quot;Globally Unique&quot;;&quot;G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ReceiptDocumentReference">
            <text:p>ReceiptDocumentReference</text:p>
          </table:table-cell>
          <table:table-cell table:style-name="ce4" office:value-type="string">
            <text:p>Freight Invoice. Receipt_ Document Reference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style-name="ce10" office:value-type="string">
            <text:p>Receipt</text:p>
          </table:table-cell>
          <table:table-cell table:style-name="ce10"/>
          <table:table-cell table:style-name="ce10"/>
          <table:table-cell table:style-name="ce4" table:formula="oooc:=[.M20]" office:value-type="string" office:string-value="Document Reference">
            <text:p>Document Reference</text:p>
          </table:table-cell>
          <table:table-cell table:style-name="ce4" table:formula="oooc:=[.M20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Document Referenc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a Receipt Advice</text:p>
          </table:table-cell>
          <table:table-cell table:style-name="ce29" table:number-columns-repeated="2"/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6" table:formula="oooc:=SUBSTITUTE(SUBSTITUTE(CONCATENATE(IF([.E21]=&quot;Globally Unique&quot;;&quot;G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AccountingDocumentReference">
            <text:p>AccountingDocumentReference</text:p>
          </table:table-cell>
          <table:table-cell table:style-name="ce6" office:value-type="string">
            <text:p>Freight Invoice. Accounting Document Reference</text:p>
          </table:table-cell>
          <table:table-cell table:style-name="ce11"/>
          <table:table-cell table:style-name="ce11" office:value-type="string">
            <text:p>Freight Invoice</text:p>
          </table:table-cell>
          <table:table-cell table:number-columns-repeated="2" table:style-name="ce11"/>
          <table:table-cell table:style-name="ce11"/>
          <table:table-cell table:style-name="ce6" table:formula="oooc:=[.M21]" office:value-type="string" office:string-value="Accounting Document Reference">
            <text:p>Accounting Document Reference</text:p>
          </table:table-cell>
          <table:table-cell table:style-name="ce6" table:formula="oooc:=[.M21]" office:value-type="string" office:string-value="Accounting Document Reference">
            <text:p>Accounting Document Reference</text:p>
          </table:table-cell>
          <table:table-cell table:style-name="ce6"/>
          <table:table-cell table:style-name="ce11" table:number-columns-repeated="2"/>
          <table:table-cell table:style-name="ce11" office:value-type="string">
            <text:p>Accounting Document Reference</text:p>
          </table:table-cell>
          <table:table-cell table:style-name="ce11"/>
          <table:table-cell table:style-name="ce22" office:value-type="string">
            <text:p>0..n</text:p>
          </table:table-cell>
          <table:table-cell table:style-name="ce11" office:value-type="string">
            <text:p>ASBIE</text:p>
          </table:table-cell>
          <table:table-cell table:style-name="ce31" office:value-type="string">
            <text:p>An association to other accounting documents.</text:p>
          </table:table-cell>
          <table:table-cell table:style-name="ce31" table:number-columns-repeated="2"/>
          <table:table-cell table:style-name="ce43" office:value-type="string">
            <text:p>2.0</text:p>
          </table:table-cell>
          <table:table-cell table:style-name="ce48"/>
          <table:table-cell table:style-name="ce51"/>
          <table:table-cell table:style-name="ce11" office:value-type="string">
            <text:p>Procurement</text:p>
          </table:table-cell>
          <table:table-cell table:style-name="ce11" table:number-columns-repeated="8"/>
          <table:table-cell table:style-name="ce6" office:value-type="string">
            <text:p>Modified definition text</text:p>
          </table:table-cell>
          <table:table-cell table:style-name="ce6" table:number-columns-repeated="5"/>
          <table:table-cell table:style-name="ce31"/>
          <table:table-cell table:style-name="ce6" table:number-columns-repeated="12"/>
          <table:table-cell table:style-name="ce54" table:number-columns-repeated="206"/>
        </table:table-row>
        <table:table-row table:style-name="ro2">
          <table:table-cell table:style-name="ce4" table:formula="oooc:=SUBSTITUTE(SUBSTITUTE(CONCATENATE(IF([.E22]=&quot;Globally Unique&quot;;&quot;G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Freight Invoice. Requisitionist_ Document Reference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style-name="ce10" office:value-type="string">
            <text:p>Originator</text:p>
          </table:table-cell>
          <table:table-cell table:style-name="ce10"/>
          <table:table-cell table:style-name="ce10"/>
          <table:table-cell table:style-name="ce4" table:formula="oooc:=[.M22]" office:value-type="string" office:string-value="Document Reference">
            <text:p>Document Reference</text:p>
          </table:table-cell>
          <table:table-cell table:style-name="ce4" table:formula="oooc:=[.M22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Document Reference</text:p>
          </table:table-cell>
          <table:table-cell table:style-name="ce10"/>
          <table:table-cell table:style-name="ce23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an Originator Document</text:p>
          </table:table-cell>
          <table:table-cell table:style-name="ce29" table:number-columns-repeated="2"/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3]=&quot;Globally Unique&quot;;&quot;G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ContractDocumentReference">
            <text:p>ContractDocumentReference</text:p>
          </table:table-cell>
          <table:table-cell table:style-name="ce4" office:value-type="string">
            <text:p>Freight Invoice. Contract_ Document Reference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style-name="ce10" office:value-type="string">
            <text:p>Contract</text:p>
          </table:table-cell>
          <table:table-cell table:style-name="ce10"/>
          <table:table-cell table:style-name="ce10"/>
          <table:table-cell table:style-name="ce4" table:formula="oooc:=[.M23]" office:value-type="string" office:string-value="Document Reference">
            <text:p>Document Reference</text:p>
          </table:table-cell>
          <table:table-cell table:style-name="ce4" table:formula="oooc:=[.M23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Document Referenc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1" office:value-type="string">
            <text:p>An association to a framework agreement or contract</text:p>
          </table:table-cell>
          <table:table-cell table:style-name="ce29" table:number-columns-repeated="2"/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Freight Invoice. Additional_ Document Reference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style-name="ce10" office:value-type="string">
            <text:p>Additional</text:p>
          </table:table-cell>
          <table:table-cell table:style-name="ce10"/>
          <table:table-cell table:style-name="ce10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Document Referenc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other documents</text:p>
          </table:table-cell>
          <table:table-cell table:style-name="ce29" table:number-columns-repeated="2"/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Freight Invoice. Signature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number-columns-repeated="2" table:style-name="ce10"/>
          <table:table-cell table:style-name="ce10"/>
          <table:table-cell table:style-name="ce4" table:formula="oooc:=[.M25]" office:value-type="string" office:string-value="Signature">
            <text:p>Signature</text:p>
          </table:table-cell>
          <table:table-cell table:style-name="ce4" table:formula="oooc:=[.M25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Signatur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One or more signatures applied to the Invoice</text:p>
          </table:table-cell>
          <table:table-cell table:style-name="ce29" table:number-columns-repeated="2"/>
          <table:table-cell table:style-name="ce41" office:value-type="string">
            <text:p>2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3"/>
          <table:table-cell table:style-name="ce29" office:value-type="string">
            <text:p>Y</text:p>
          </table:table-cell>
          <table:table-cell table:style-name="ce4" table:number-columns-repeated="14"/>
          <table:table-cell table:style-name="ce52" table:number-columns-repeated="114"/>
          <table:table-cell table:number-columns-repeated="92"/>
        </table:table-row>
        <table:table-row table:style-name="ro2">
          <table:table-cell table:style-name="ce4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CreditorSupplierParty">
            <text:p>CreditorSupplierParty</text:p>
          </table:table-cell>
          <table:table-cell table:style-name="ce4" office:value-type="string">
            <text:p>Freight Invoice. Creditor_ Supplier Party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style-name="ce10" office:value-type="string">
            <text:p>Creditor</text:p>
          </table:table-cell>
          <table:table-cell table:style-name="ce10"/>
          <table:table-cell table:style-name="ce10"/>
          <table:table-cell table:style-name="ce4" table:formula="oooc:=[.M26]" office:value-type="string" office:string-value="Supplier Party">
            <text:p>Supplier Party</text:p>
          </table:table-cell>
          <table:table-cell table:style-name="ce4" table:formula="oooc:=[.M26]" office:value-type="string" office:string-value="Supplier Party">
            <text:p>Supplier Party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Supplier Party</text:p>
          </table:table-cell>
          <table:table-cell table:style-name="ce10" office:value-type="string">
            <text:p>Invoice Issuer</text:p>
          </table:table-cell>
          <table:table-cell table:style-name="ce23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Creditor. The party issuing an invoice.</text:p>
          </table:table-cell>
          <table:table-cell table:style-name="ce29"/>
          <table:table-cell table:style-name="ce29" office:value-type="float" office:value="3029">
            <text:p>3029</text:p>
          </table:table-cell>
          <table:table-cell table:style-name="ce41" office:value-type="string">
            <text:p>2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7]=&quot;Globally Unique&quot;;&quot;G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DebtorCustomerParty">
            <text:p>DebtorCustomerParty</text:p>
          </table:table-cell>
          <table:table-cell table:style-name="ce4" office:value-type="string">
            <text:p>Freight Invoice. Debtor_ Customer Party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style-name="ce10" office:value-type="string">
            <text:p>Debtor</text:p>
          </table:table-cell>
          <table:table-cell table:style-name="ce10"/>
          <table:table-cell table:style-name="ce10"/>
          <table:table-cell table:style-name="ce4" table:formula="oooc:=[.M27]" office:value-type="string" office:string-value="Customer Party">
            <text:p>Customer Party</text:p>
          </table:table-cell>
          <table:table-cell table:style-name="ce4" table:formula="oooc:=[.M27]" office:value-type="string" office:string-value="Customer Party">
            <text:p>Customer Party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Customer Party</text:p>
          </table:table-cell>
          <table:table-cell table:style-name="ce10" office:value-type="string">
            <text:p>Invoicee</text:p>
          </table:table-cell>
          <table:table-cell table:style-name="ce23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Debtor. The party to whom an invoice is issued.</text:p>
          </table:table-cell>
          <table:table-cell table:style-name="ce29"/>
          <table:table-cell table:style-name="ce29" office:value-type="float" office:value="3007">
            <text:p>3007</text:p>
          </table:table-cell>
          <table:table-cell table:style-name="ce41" office:value-type="string">
            <text:p>2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8]=&quot;Globally Unique&quot;;&quot;G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PayeeParty">
            <text:p>PayeeParty</text:p>
          </table:table-cell>
          <table:table-cell table:style-name="ce4" office:value-type="string">
            <text:p>Freight Invoice. Payee_ Party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style-name="ce10" office:value-type="string">
            <text:p>Payee</text:p>
          </table:table-cell>
          <table:table-cell table:style-name="ce10"/>
          <table:table-cell table:style-name="ce10"/>
          <table:table-cell table:style-name="ce4" table:formula="oooc:=[.M28]" office:value-type="string" office:string-value="Party">
            <text:p>Party</text:p>
          </table:table-cell>
          <table:table-cell table:style-name="ce4" table:formula="oooc:=[.M28]" office:value-type="string" office:string-value="Party">
            <text:p>Party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Party</text:p>
          </table:table-cell>
          <table:table-cell table:style-name="ce10"/>
          <table:table-cell table:style-name="ce23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Payee</text:p>
          </table:table-cell>
          <table:table-cell table:style-name="ce29" table:number-columns-repeated="2"/>
          <table:table-cell table:style-name="ce41" office:value-type="string">
            <text:p>2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29]=&quot;Globally Unique&quot;;&quot;G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Freight Invoice. Payment Means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number-columns-repeated="2" table:style-name="ce10"/>
          <table:table-cell table:style-name="ce10"/>
          <table:table-cell table:style-name="ce4" table:formula="oooc:=[.M29]" office:value-type="string" office:string-value="Payment Means">
            <text:p>Payment Means</text:p>
          </table:table-cell>
          <table:table-cell table:style-name="ce4" table:formula="oooc:=[.M29]" office:value-type="string" office:string-value="Payment Means">
            <text:p>Payment Means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Payment Means</text:p>
          </table:table-cell>
          <table:table-cell table:style-name="ce10"/>
          <table:table-cell table:style-name="ce23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Payment Means</text:p>
          </table:table-cell>
          <table:table-cell table:style-name="ce29"/>
          <table:table-cell table:style-name="ce37"/>
          <table:table-cell table:style-name="ce41" office:value-type="string">
            <text:p>1.0</text:p>
          </table:table-cell>
          <table:table-cell table:style-name="ce10" table:number-columns-repeated="2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10" table:number-columns-repeated="2"/>
          <table:table-cell table:style-name="ce4" table:number-columns-repeated="3"/>
          <table:table-cell table:style-name="ce29"/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0]=&quot;Globally Unique&quot;;&quot;G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PaymentTerms">
            <text:p>PaymentTerms</text:p>
          </table:table-cell>
          <table:table-cell table:style-name="ce4" office:value-type="string">
            <text:p>Freight Invoice. Payment Terms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number-columns-repeated="2" table:style-name="ce10"/>
          <table:table-cell table:style-name="ce10"/>
          <table:table-cell table:style-name="ce4" table:formula="oooc:=[.M30]" office:value-type="string" office:string-value="Payment Terms">
            <text:p>Payment Terms</text:p>
          </table:table-cell>
          <table:table-cell table:style-name="ce4" table:formula="oooc:=[.M30]" office:value-type="string" office:string-value="Payment Terms">
            <text:p>Payment Terms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Payment Terms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Payment Terms</text:p>
          </table:table-cell>
          <table:table-cell table:style-name="ce29" table:number-columns-repeated="2"/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1]=&quot;Globally Unique&quot;;&quot;G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Freight Invoice. Allowance Charge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number-columns-repeated="2" table:style-name="ce10"/>
          <table:table-cell table:style-name="ce10"/>
          <table:table-cell table:style-name="ce4" table:formula="oooc:=[.M31]" office:value-type="string" office:string-value="Allowance Charge">
            <text:p>Allowance Charge</text:p>
          </table:table-cell>
          <table:table-cell table:style-name="ce4" table:formula="oooc:=[.M31]" office:value-type="string" office:string-value="Allowance Charge">
            <text:p>Allowance Charge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Allowance Charge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Allowances and Charges that apply to the Invoice as a whole</text:p>
          </table:table-cell>
          <table:table-cell table:style-name="ce29" table:number-columns-repeated="2"/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2]=&quot;Globally Unique&quot;;&quot;G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TransactionExchangeRate">
            <text:p>TransactionExchangeRate</text:p>
          </table:table-cell>
          <table:table-cell table:style-name="ce4" office:value-type="string">
            <text:p>Freight Invoice. Transaction_ Exchange Rate</text:p>
          </table:table-cell>
          <table:table-cell table:style-name="ce4"/>
          <table:table-cell table:style-name="ce10" office:value-type="string">
            <text:p>Freight Invoice</text:p>
          </table:table-cell>
          <table:table-cell table:style-name="ce4" office:value-type="string">
            <text:p>Transaction</text:p>
          </table:table-cell>
          <table:table-cell table:style-name="ce4"/>
          <table:table-cell table:style-name="ce4"/>
          <table:table-cell table:style-name="ce4" table:formula="oooc:=[.M32]" office:value-type="string" office:string-value="Exchange Rate">
            <text:p>Exchange Rate</text:p>
          </table:table-cell>
          <table:table-cell table:style-name="ce4" table:formula="oooc:=[.M32]" office:value-type="string" office:string-value="Exchange Rate">
            <text:p>Exchange Rate</text:p>
          </table:table-cell>
          <table:table-cell table:style-name="ce4" table:number-columns-repeated="3"/>
          <table:table-cell table:style-name="ce6" office:value-type="string">
            <text:p>Exchange Rate</text:p>
          </table:table-cell>
          <table:table-cell table:style-name="ce4"/>
          <table:table-cell table:style-name="ce20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29" office:value-type="string">
            <text:p>An association to Exchange Rate between the Document Currency and the Transaction Currency</text:p>
          </table:table-cell>
          <table:table-cell table:style-name="ce36" table:number-columns-repeated="2"/>
          <table:table-cell table:style-name="ce44" office:value-type="string">
            <text:p>2.0</text:p>
          </table:table-cell>
          <table:table-cell table:style-name="ce49"/>
          <table:table-cell table:style-name="ce20"/>
          <table:table-cell table:style-name="ce4" office:value-type="string">
            <text:p>Procurement</text:p>
          </table:table-cell>
          <table:table-cell table:style-name="ce4" table:number-columns-repeated="11"/>
          <table:table-cell table:style-name="ce36"/>
          <table:table-cell table:style-name="ce4" table:number-columns-repeated="15"/>
          <table:table-cell table:style-name="ce53" table:number-columns-repeated="206"/>
        </table:table-row>
        <table:table-row table:style-name="ro2">
          <table:table-cell table:style-name="ce4" table:formula="oooc:=SUBSTITUTE(SUBSTITUTE(CONCATENATE(IF([.E33]=&quot;Globally Unique&quot;;&quot;G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TaxExchangeRate">
            <text:p>TaxExchangeRate</text:p>
          </table:table-cell>
          <table:table-cell table:style-name="ce4" office:value-type="string">
            <text:p>Freight Invoice. Tax_ Exchange Rate</text:p>
          </table:table-cell>
          <table:table-cell table:style-name="ce4"/>
          <table:table-cell table:style-name="ce10" office:value-type="string">
            <text:p>Freight Invoice</text:p>
          </table:table-cell>
          <table:table-cell table:style-name="ce4" office:value-type="string">
            <text:p>Tax</text:p>
          </table:table-cell>
          <table:table-cell table:style-name="ce4"/>
          <table:table-cell table:style-name="ce4"/>
          <table:table-cell table:style-name="ce4" table:formula="oooc:=[.M33]" office:value-type="string" office:string-value="Exchange Rate">
            <text:p>Exchange Rate</text:p>
          </table:table-cell>
          <table:table-cell table:style-name="ce4" table:formula="oooc:=[.M33]" office:value-type="string" office:string-value="Exchange Rate">
            <text:p>Exchange Rate</text:p>
          </table:table-cell>
          <table:table-cell table:style-name="ce4" table:number-columns-repeated="3"/>
          <table:table-cell table:style-name="ce6" office:value-type="string">
            <text:p>Exchange Rate</text:p>
          </table:table-cell>
          <table:table-cell table:style-name="ce4"/>
          <table:table-cell table:style-name="ce20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29" office:value-type="string">
            <text:p>An association to Exchange Rate between the Document Currency and the Pricing Currency</text:p>
          </table:table-cell>
          <table:table-cell table:style-name="ce36" table:number-columns-repeated="2"/>
          <table:table-cell table:style-name="ce44" office:value-type="string">
            <text:p>2.0</text:p>
          </table:table-cell>
          <table:table-cell table:style-name="ce49"/>
          <table:table-cell table:style-name="ce20"/>
          <table:table-cell table:style-name="ce4" office:value-type="string">
            <text:p>Procurement</text:p>
          </table:table-cell>
          <table:table-cell table:style-name="ce4" table:number-columns-repeated="11"/>
          <table:table-cell table:style-name="ce36"/>
          <table:table-cell table:style-name="ce4" table:number-columns-repeated="15"/>
          <table:table-cell table:style-name="ce53" table:number-columns-repeated="206"/>
        </table:table-row>
        <table:table-row table:style-name="ro2">
          <table:table-cell table:style-name="ce4" table:formula="oooc:=SUBSTITUTE(SUBSTITUTE(CONCATENATE(IF([.E34]=&quot;Globally Unique&quot;;&quot;G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PricingExchangeRate">
            <text:p>PricingExchangeRate</text:p>
          </table:table-cell>
          <table:table-cell table:style-name="ce4" office:value-type="string">
            <text:p>Freight Invoice. Pricing_ Exchange Rate</text:p>
          </table:table-cell>
          <table:table-cell table:style-name="ce4"/>
          <table:table-cell table:style-name="ce10" office:value-type="string">
            <text:p>Freight Invoice</text:p>
          </table:table-cell>
          <table:table-cell table:style-name="ce4" office:value-type="string">
            <text:p>Pricing</text:p>
          </table:table-cell>
          <table:table-cell table:style-name="ce4"/>
          <table:table-cell table:style-name="ce4"/>
          <table:table-cell table:style-name="ce4" table:formula="oooc:=[.M34]" office:value-type="string" office:string-value="Exchange Rate">
            <text:p>Exchange Rate</text:p>
          </table:table-cell>
          <table:table-cell table:style-name="ce4" table:formula="oooc:=[.M34]" office:value-type="string" office:string-value="Exchange Rate">
            <text:p>Exchange Rate</text:p>
          </table:table-cell>
          <table:table-cell table:style-name="ce4" table:number-columns-repeated="3"/>
          <table:table-cell table:style-name="ce6" office:value-type="string">
            <text:p>Exchange Rate</text:p>
          </table:table-cell>
          <table:table-cell table:style-name="ce4"/>
          <table:table-cell table:style-name="ce20" office:value-type="string">
            <text:p>0..1</text:p>
          </table:table-cell>
          <table:table-cell table:style-name="ce4" office:value-type="string">
            <text:p>ASBIE</text:p>
          </table:table-cell>
          <table:table-cell table:style-name="ce29" office:value-type="string">
            <text:p>An association to Exchange Rate between the Document Currency and the Tax Currency</text:p>
          </table:table-cell>
          <table:table-cell table:style-name="ce36" table:number-columns-repeated="2"/>
          <table:table-cell table:style-name="ce44" office:value-type="string">
            <text:p>2.0</text:p>
          </table:table-cell>
          <table:table-cell table:style-name="ce49"/>
          <table:table-cell table:style-name="ce20"/>
          <table:table-cell table:style-name="ce4" office:value-type="string">
            <text:p>Procurement</text:p>
          </table:table-cell>
          <table:table-cell table:style-name="ce4" table:number-columns-repeated="11"/>
          <table:table-cell table:style-name="ce36"/>
          <table:table-cell table:style-name="ce4" table:number-columns-repeated="15"/>
          <table:table-cell table:style-name="ce53" table:number-columns-repeated="206"/>
        </table:table-row>
        <table:table-row table:style-name="ro2">
          <table:table-cell table:style-name="ce4" table:formula="oooc:=SUBSTITUTE(SUBSTITUTE(CONCATENATE(IF([.E35]=&quot;Globally Unique&quot;;&quot;G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Freight Invoice. Tax Total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number-columns-repeated="2" table:style-name="ce10"/>
          <table:table-cell table:style-name="ce10"/>
          <table:table-cell table:style-name="ce4" table:formula="oooc:=[.M35]" office:value-type="string" office:string-value="Tax Total">
            <text:p>Tax Total</text:p>
          </table:table-cell>
          <table:table-cell table:style-name="ce4" table:formula="oooc:=[.M35]" office:value-type="string" office:string-value="Tax Total">
            <text:p>Tax Total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Tax Total</text:p>
          </table:table-cell>
          <table:table-cell table:style-name="ce10"/>
          <table:table-cell table:style-name="ce20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ax total for specific tax types/rates</text:p>
          </table:table-cell>
          <table:table-cell table:style-name="ce29" table:number-columns-repeated="2"/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2">
          <table:table-cell table:style-name="ce4" table:formula="oooc:=SUBSTITUTE(SUBSTITUTE(CONCATENATE(IF([.E36]=&quot;Globally Unique&quot;;&quot;G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LegalTotal">
            <text:p>LegalTotal</text:p>
          </table:table-cell>
          <table:table-cell table:style-name="ce4" office:value-type="string">
            <text:p>Freight Invoice. Legal Total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number-columns-repeated="2" table:style-name="ce10"/>
          <table:table-cell table:style-name="ce10"/>
          <table:table-cell table:style-name="ce4" table:formula="oooc:=[.M36]" office:value-type="string" office:string-value="Legal Total">
            <text:p>Legal Total</text:p>
          </table:table-cell>
          <table:table-cell table:style-name="ce4" table:formula="oooc:=[.M36]" office:value-type="string" office:string-value="Legal Total">
            <text:p>Legal Total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Legal Total</text:p>
          </table:table-cell>
          <table:table-cell table:style-name="ce10"/>
          <table:table-cell table:style-name="ce23" office:value-type="float" office:value="1">
            <text:p>1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the total amount payable on the Invoice including Allowances, Charges and Taxes</text:p>
          </table:table-cell>
          <table:table-cell table:style-name="ce29"/>
          <table:table-cell table:style-name="ce29" office:value-type="float" office:value="5214">
            <text:p>5214</text:p>
          </table:table-cell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4">
          <table:table-cell table:style-name="ce4" table:formula="oooc:=SUBSTITUTE(SUBSTITUTE(CONCATENATE(IF([.E37]=&quot;Globally Unique&quot;;&quot;G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InvoiceLine">
            <text:p>InvoiceLine</text:p>
          </table:table-cell>
          <table:table-cell table:style-name="ce4" office:value-type="string">
            <text:p>Freight Invoice. Freight Invoice Line</text:p>
          </table:table-cell>
          <table:table-cell table:style-name="ce10"/>
          <table:table-cell table:style-name="ce10" office:value-type="string">
            <text:p>Freight Invoice</text:p>
          </table:table-cell>
          <table:table-cell table:number-columns-repeated="2" table:style-name="ce10"/>
          <table:table-cell table:style-name="ce10"/>
          <table:table-cell table:style-name="ce4" table:formula="oooc:=[.M37]" office:value-type="string" office:string-value="Invoice Line">
            <text:p>Invoice Line</text:p>
          </table:table-cell>
          <table:table-cell table:style-name="ce4" table:formula="oooc:=[.M37]" office:value-type="string" office:string-value="Invoice Line">
            <text:p>Invoice Line</text:p>
          </table:table-cell>
          <table:table-cell table:style-name="ce4"/>
          <table:table-cell table:style-name="ce10" table:number-columns-repeated="2"/>
          <table:table-cell table:style-name="ce11" office:value-type="string">
            <text:p>Invoice Line</text:p>
          </table:table-cell>
          <table:table-cell table:style-name="ce10"/>
          <table:table-cell table:style-name="ce20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29" office:value-type="string">
            <text:p>An association to one or more Invoice Lines</text:p>
          </table:table-cell>
          <table:table-cell table:style-name="ce29" table:number-columns-repeated="2"/>
          <table:table-cell table:style-name="ce41" office:value-type="string">
            <text:p>1.0</text:p>
          </table:table-cell>
          <table:table-cell table:style-name="ce37"/>
          <table:table-cell table:style-name="ce23"/>
          <table:table-cell table:style-name="ce10" office:value-type="string">
            <text:p>Procurement</text:p>
          </table:table-cell>
          <table:table-cell table:style-name="ce10" table:number-columns-repeated="8"/>
          <table:table-cell table:style-name="ce4" office:value-type="string">
            <text:p>Modified definition text</text:p>
          </table:table-cell>
          <table:table-cell table:style-name="ce4" table:number-columns-repeated="5"/>
          <table:table-cell table:style-name="ce29" office:value-type="string">
            <text:p>Y</text:p>
          </table:table-cell>
          <table:table-cell table:style-name="ce4" table:number-columns-repeated="12"/>
          <table:table-cell table:number-columns-repeated="206"/>
        </table:table-row>
        <table:table-row table:style-name="ro3">
          <table:table-cell table:style-name="ce7" table:number-columns-repeated="13"/>
          <table:table-cell table:style-name="ce17"/>
          <table:table-cell table:style-name="ce24"/>
          <table:table-cell table:style-name="ce17" office:value-type="string">
            <text:p>END</text:p>
          </table:table-cell>
          <table:table-cell table:style-name="ce32" table:number-columns-repeated="4"/>
          <table:table-cell table:style-name="ce50"/>
          <table:table-cell table:style-name="ce32"/>
          <table:table-cell table:style-name="ce7" table:number-columns-repeated="28"/>
          <table:table-cell table:number-columns-repeated="206"/>
        </table:table-row>
        <table:table-row table:style-name="ro5" table:number-rows-repeated="65497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BuiltIn_AutoFilter___1" table:base-cell-address="$'Freight Invoice'.$A$1" table:expression="&quot;$Invoice.$#REF!$#REF!:$#REF!$#REF!&quot;"/>
        <table:named-range table:name="Excel_BuiltIn_Print_Area_1___0" table:base-cell-address="$'Freight Invoice'.$A$1" table:cell-range-address="$'Freight Invoice'.$A$2:.$AE$37"/>
        <table:named-expression table:name="Excel_BuiltIn_Print_Titles_1___0" table:base-cell-address="$'Freight Invoice'.$A$1" table:expression="&quot;$Invoice.$#REF!$#REF!:$#REF!$#REF!&quot;"/>
        <table:named-range table:name="Excel_BuiltIn_Print_Area_1" table:base-cell-address="$'Freight Invoice'.$A$1" table:cell-range-address="$'Freight Invoice'.$A$2:.$AE$37" table:range-usable-as="print-range"/>
        <table:named-range table:name="Excel_BuiltIn_Print_Titles_1" table:base-cell-address="$'Freight Invoice'.$A$1" table:cell-range-address="$'Freight Invoice'.$A$2:.$IV$2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</number:number-style>
    <number:number-style style:name="N106">
      <number:text>-$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</number:number-style>
    <number:number-style style:name="N107">
      <style:text-properties fo:color="#ff0000"/>
      <number:text>-$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</number:number-style>
    <number:number-style style:name="N108">
      <number:text>-$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</number:number-style>
    <number:number-style style:name="N109">
      <style:text-properties fo:color="#ff0000"/>
      <number:text>-$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-$</number:text>
      <number:number number:decimal-places="0" number:min-integer-digits="1" number:grouping="true"/>
      <number:text> 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-$</number:text>
      <number:number number:decimal-places="2" number:min-integer-digits="1" number:grouping="true"/>
      <number:text> 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1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kr </number:text>
      <number:number number:decimal-places="2" number:min-integer-digits="1" number:grouping="true"/>
      <number:text> </number:text>
    </number:number-style>
    <number:number-style style:name="N124P1" style:volatile="true">
      <number:text> kr (</number:text>
      <number:number number:decimal-places="2" number:min-integer-digits="1" number:grouping="true"/>
      <number:text>)</number:text>
    </number:number-style>
    <number:number-style style:name="N124P2" style:volatile="true">
      <number:text> kr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£</number:text>
    </number:number-style>
    <number:number-style style:name="N132">
      <number:text>-</number:text>
      <number:number number:decimal-places="0" number:min-integer-digits="1" number:grouping="true"/>
      <number:text> £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£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£</number:text>
    </number:number-style>
    <number:number-style style:name="N134">
      <number:text>-</number:text>
      <number:number number:decimal-places="2" number:min-integer-digits="1" number:grouping="true"/>
      <number:text> £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£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£ </number:text>
    </number:number-style>
    <number:number-style style:name="N136P1" style:volatile="true">
      <number:text>-</number:text>
      <number:number number:decimal-places="0" number:min-integer-digits="1" number:grouping="true"/>
      <number:text> £ </number:text>
    </number:number-style>
    <number:number-style style:name="N136P2" style:volatile="true">
      <number:text> - £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1">01/01/2006</text:date>, <text:time>17:2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reight_20_Invoice" style:display-name="PageStyle_Freight Invo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8:4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1-01">01/01/2006</text:date></text:span><text:span text:style-name="T1"> GMT <text:s/></text:span><text:span text:style-name="T1"><text:time>17:28:4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UBL</dc:title>
    <dc:description>v 2.0</dc:description>
    <meta:initial-creator>OASIS UBL Technical Committee</meta:initial-creator>
    <meta:creation-date>2001-08-30T03:59:20</meta:creation-date>
    <dc:creator>Tim McGrath</dc:creator>
    <dc:date>2005-12-30T17:20:06</dc:date>
    <meta:print-date>2005-08-23T08:28:05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594"/>
  </office:meta>
</office:document-meta>
</file>